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_32__20_Dots_20_1_20_Dash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808080" draw:marker-end="Arrow"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svg:stroke-color="#c0c0c0"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_32__20_Dots_20_1_20_Dash" svg:stroke-color="#808080" draw:marker-end="Arrow" draw:textarea-horizontal-align="center" draw:textarea-vertical-align="middle"/>
    </style:style>
    <style:style style:name="gr8" style:family="graphic" style:parent-style-name="standard">
      <style:graphic-properties draw:marker-end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808080" draw:marker-start="Linienende_20_2" draw:marker-end="Linienende_20_2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4.5cm" svg:x2="27cm" svg:y2="14.5cm">
          <text:p text:style-name="P2"/>
        </draw:line>
        <draw:line draw:style-name="gr1" draw:text-style-name="P1" draw:layer="layout" svg:x1="9.5cm" svg:y1="17.5cm" svg:x2="9.5cm" svg:y2="8.5cm">
          <text:p text:style-name="P2"/>
        </draw:line>
        <draw:frame draw:style-name="gr2" draw:layer="layout" svg:width="1.412cm" svg:height="0.962cm" svg:x="9.588cm" svg:y="8.5cm">
          <draw:text-box>
            <text:p text:style-name="P2">f(x)</text:p>
          </draw:text-box>
        </draw:frame>
        <draw:frame draw:style-name="gr2" draw:layer="layout" svg:width="0.82cm" svg:height="0.962cm" svg:x="26.964cm" svg:y="14cm">
          <draw:text-box>
            <text:p text:style-name="P2">x</text:p>
          </draw:text-box>
        </draw:frame>
        <draw:line draw:style-name="gr3" draw:text-style-name="P1" draw:layer="layout" svg:x1="1cm" svg:y1="15.5cm" svg:x2="27cm" svg:y2="15.5cm">
          <text:p text:style-name="P2"/>
        </draw:line>
        <draw:line draw:style-name="gr3" draw:text-style-name="P1" draw:layer="layout" svg:x1="1cm" svg:y1="11.5cm" svg:x2="27cm" svg:y2="11.5cm">
          <text:p text:style-name="P2"/>
        </draw:line>
        <draw:frame draw:style-name="gr2" draw:text-style-name="P3" draw:layer="layout" svg:width="5.353cm" svg:height="0.725cm" svg:x="1.4cm" svg:y="15.5cm">
          <draw:text-box>
            <text:p text:style-name="P2"><text:span text:style-name="T1">lower boundary (min = -1)</text:span></text:p>
          </draw:text-box>
        </draw:frame>
        <draw:frame draw:style-name="gr2" draw:text-style-name="P3" draw:layer="layout" svg:width="5.404cm" svg:height="0.725cm" svg:x="1.401cm" svg:y="10.701cm">
          <draw:text-box>
            <text:p text:style-name="P2"><text:span text:style-name="T1">upper boundary (max = 3)</text:span></text:p>
          </draw:text-box>
        </draw:frame>
        <draw:line draw:style-name="gr4" draw:text-style-name="P1" draw:layer="layout" svg:x1="8.5cm" svg:y1="15.5cm" svg:x2="12.5cm" svg:y2="11.5cm">
          <text:p text:style-name="P2"/>
        </draw:line>
        <draw:line draw:style-name="gr4" draw:text-style-name="P1" draw:layer="layout" svg:x1="12.5cm" svg:y1="11.5cm" svg:x2="16.5cm" svg:y2="15.5cm">
          <text:p text:style-name="P2"/>
        </draw:line>
        <draw:line draw:style-name="gr4" draw:text-style-name="P1" draw:layer="layout" svg:x1="16.5cm" svg:y1="15.5cm" svg:x2="20.5cm" svg:y2="11.5cm">
          <text:p text:style-name="P2"/>
        </draw:line>
        <draw:line draw:style-name="gr4" draw:text-style-name="P1" draw:layer="layout" svg:x1="20.5cm" svg:y1="11.5cm" svg:x2="24.5cm" svg:y2="15.5cm">
          <text:p text:style-name="P2"/>
        </draw:line>
        <draw:line draw:style-name="gr4" draw:text-style-name="P1" draw:layer="layout" svg:x1="24.5cm" svg:y1="15.5cm" svg:x2="27cm" svg:y2="13cm">
          <text:p text:style-name="P2"/>
        </draw:line>
        <draw:line draw:style-name="gr4" draw:text-style-name="P1" draw:layer="layout" svg:x1="8.5cm" svg:y1="15.5cm" svg:x2="4.5cm" svg:y2="11.5cm">
          <text:p text:style-name="P2"/>
        </draw:line>
        <draw:line draw:style-name="gr4" draw:text-style-name="P1" draw:layer="layout" svg:x1="4.5cm" svg:y1="11.5cm" svg:x2="1cm" svg:y2="15cm">
          <text:p text:style-name="P2"/>
        </draw:line>
        <draw:line draw:style-name="gr5" draw:text-style-name="P1" draw:layer="layout" svg:x1="4.5cm" svg:y1="9.5cm" svg:x2="4.5cm" svg:y2="17.5cm">
          <text:p text:style-name="P2"/>
        </draw:line>
        <draw:line draw:style-name="gr5" draw:text-style-name="P1" draw:layer="layout" svg:x1="8.5cm" svg:y1="9.5cm" svg:x2="8.5cm" svg:y2="17.5cm">
          <text:p text:style-name="P2"/>
        </draw:line>
        <draw:line draw:style-name="gr5" draw:text-style-name="P1" draw:layer="layout" svg:x1="12.5cm" svg:y1="9.5cm" svg:x2="12.5cm" svg:y2="17.5cm">
          <text:p text:style-name="P2"/>
        </draw:line>
        <draw:line draw:style-name="gr5" draw:text-style-name="P1" draw:layer="layout" svg:x1="16.5cm" svg:y1="9.5cm" svg:x2="16.5cm" svg:y2="17.5cm">
          <text:p text:style-name="P2"/>
        </draw:line>
        <draw:line draw:style-name="gr5" draw:text-style-name="P1" draw:layer="layout" svg:x1="20.5cm" svg:y1="9.5cm" svg:x2="20.5cm" svg:y2="17.5cm">
          <text:p text:style-name="P2"/>
        </draw:line>
        <draw:line draw:style-name="gr6" draw:text-style-name="P1" draw:layer="layout" svg:x1="24.5cm" svg:y1="9.5cm" svg:x2="24.5cm" svg:y2="17.5cm">
          <text:p text:style-name="P2"/>
        </draw:line>
        <draw:frame draw:style-name="gr2" draw:text-style-name="P4" draw:layer="layout" svg:width="2.238cm" svg:height="0.645cm" svg:x="9.4cm" svg:y="13cm">
          <draw:text-box>
            <text:p text:style-name="P2"><text:span text:style-name="T2">Region r=0</text:span></text:p>
          </draw:text-box>
        </draw:frame>
        <draw:frame draw:style-name="gr2" draw:text-style-name="P4" draw:layer="layout" svg:width="2.242cm" svg:height="0.645cm" svg:x="13.7cm" svg:y="13.001cm">
          <draw:text-box>
            <text:p text:style-name="P2"><text:span text:style-name="T2">Region r=1</text:span></text:p>
          </draw:text-box>
        </draw:frame>
        <draw:frame draw:style-name="gr2" draw:text-style-name="P4" draw:layer="layout" svg:width="2.238cm" svg:height="0.645cm" svg:x="17.2cm" svg:y="13.002cm">
          <draw:text-box>
            <text:p text:style-name="P2"><text:span text:style-name="T2">Region r=2</text:span></text:p>
          </draw:text-box>
        </draw:frame>
        <draw:frame draw:style-name="gr2" draw:text-style-name="P4" draw:layer="layout" svg:width="2.238cm" svg:height="0.645cm" svg:x="21.4cm" svg:y="13.003cm">
          <draw:text-box>
            <text:p text:style-name="P2"><text:span text:style-name="T2">Region r=3</text:span></text:p>
          </draw:text-box>
        </draw:frame>
        <draw:frame draw:style-name="gr2" draw:text-style-name="P4" draw:layer="layout" svg:width="2.36cm" svg:height="0.645cm" svg:x="5.5cm" svg:y="12.904cm">
          <draw:text-box>
            <text:p text:style-name="P2"><text:span text:style-name="T2">Region r=-1</text:span></text:p>
          </draw:text-box>
        </draw:frame>
        <draw:frame draw:style-name="gr2" draw:text-style-name="P4" draw:layer="layout" svg:width="2.356cm" svg:height="0.645cm" svg:x="1.3cm" svg:y="12.805cm">
          <draw:text-box>
            <text:p text:style-name="P2"><text:span text:style-name="T2">Region r=-2</text:span></text:p>
          </draw:text-box>
        </draw:frame>
        <draw:frame draw:style-name="gr2" draw:text-style-name="P5" draw:layer="layout" svg:width="3.169cm" svg:height="0.569cm" svg:x="10.921cm" svg:y="17.543cm">
          <draw:text-box>
            <text:p text:style-name="P2"><text:span text:style-name="T3">1*(max-min)+min = 3</text:span></text:p>
          </draw:text-box>
        </draw:frame>
        <draw:frame draw:style-name="gr2" draw:text-style-name="P5" draw:layer="layout" svg:width="3.169cm" svg:height="0.569cm" svg:x="14.822cm" svg:y="17.544cm">
          <draw:text-box>
            <text:p text:style-name="P2"><text:span text:style-name="T3">2*(max-min)+min = 7</text:span></text:p>
          </draw:text-box>
        </draw:frame>
        <draw:frame draw:style-name="gr2" draw:text-style-name="P5" draw:layer="layout" svg:width="0.896cm" svg:height="0.569cm" svg:x="9.328cm" svg:y="11cm">
          <draw:text-box>
            <text:p text:style-name="P2"><text:span text:style-name="T3">0/3</text:span></text:p>
          </draw:text-box>
        </draw:frame>
        <draw:frame draw:style-name="gr2" draw:text-style-name="P5" draw:layer="layout" svg:width="0.993cm" svg:height="0.569cm" svg:x="9.329cm" svg:y="15.401cm">
          <draw:text-box>
            <text:p text:style-name="P2"><text:span text:style-name="T3">0/-1</text:span></text:p>
          </draw:text-box>
        </draw:frame>
        <draw:frame draw:style-name="gr2" draw:text-style-name="P5" draw:layer="layout" svg:width="0.896cm" svg:height="0.569cm" svg:x="12.329cm" svg:y="14.401cm">
          <draw:text-box>
            <text:p text:style-name="P2"><text:span text:style-name="T3">3/0</text:span></text:p>
          </draw:text-box>
        </draw:frame>
        <draw:frame draw:style-name="gr2" draw:text-style-name="P5" draw:layer="layout" svg:width="0.896cm" svg:height="0.569cm" svg:x="14.83cm" svg:y="14.402cm">
          <draw:text-box>
            <text:p text:style-name="P2"><text:span text:style-name="T3">6/0</text:span></text:p>
          </draw:text-box>
        </draw:frame>
        <draw:frame draw:style-name="gr2" draw:text-style-name="P5" draw:layer="layout" svg:width="0.896cm" svg:height="0.569cm" svg:x="9.331cm" svg:y="14.403cm">
          <draw:text-box>
            <text:p text:style-name="P2"><text:span text:style-name="T3">0/0</text:span></text:p>
          </draw:text-box>
        </draw:frame>
        <draw:frame draw:style-name="gr2" draw:text-style-name="P5" draw:layer="layout" svg:width="0.896cm" svg:height="0.569cm" svg:x="15.732cm" svg:y="14.404cm">
          <draw:text-box>
            <text:p text:style-name="P2"><text:span text:style-name="T3">7/0</text:span></text:p>
          </draw:text-box>
        </draw:frame>
        <draw:frame draw:style-name="gr2" draw:text-style-name="P5" draw:layer="layout" svg:width="0.9cm" svg:height="0.569cm" svg:x="17.233cm" svg:y="14.405cm">
          <draw:text-box>
            <text:p text:style-name="P2"><text:span text:style-name="T3">8/0</text:span></text:p>
          </draw:text-box>
        </draw:frame>
        <draw:frame draw:style-name="gr2" draw:text-style-name="P5" draw:layer="layout" svg:width="1.04cm" svg:height="0.569cm" svg:x="19.534cm" svg:y="14.406cm">
          <draw:text-box>
            <text:p text:style-name="P2"><text:span text:style-name="T3">11/0</text:span></text:p>
          </draw:text-box>
        </draw:frame>
        <draw:frame draw:style-name="gr2" draw:text-style-name="P5" draw:layer="layout" svg:width="1.057cm" svg:height="0.569cm" svg:x="22.535cm" svg:y="14.407cm">
          <draw:text-box>
            <text:p text:style-name="P2"><text:span text:style-name="T3">14/0</text:span></text:p>
          </draw:text-box>
        </draw:frame>
        <draw:frame draw:style-name="gr2" draw:text-style-name="P5" draw:layer="layout" svg:width="1.057cm" svg:height="0.569cm" svg:x="23.635cm" svg:y="14.408cm">
          <draw:text-box>
            <text:p text:style-name="P2"><text:span text:style-name="T3">15/0</text:span></text:p>
          </draw:text-box>
        </draw:frame>
        <draw:frame draw:style-name="gr2" draw:text-style-name="P5" draw:layer="layout" svg:width="1.057cm" svg:height="0.569cm" svg:x="25.235cm" svg:y="14.409cm">
          <draw:text-box>
            <text:p text:style-name="P2"><text:span text:style-name="T3">16/0</text:span></text:p>
          </draw:text-box>
        </draw:frame>
        <draw:frame draw:style-name="gr2" draw:text-style-name="P5" draw:layer="layout" svg:width="0.993cm" svg:height="0.569cm" svg:x="7.732cm" svg:y="14.404cm">
          <draw:text-box>
            <text:p text:style-name="P2"><text:span text:style-name="T3">-1/0</text:span></text:p>
          </draw:text-box>
        </draw:frame>
        <draw:frame draw:style-name="gr2" draw:text-style-name="P5" draw:layer="layout" svg:width="0.989cm" svg:height="0.569cm" svg:x="3.632cm" svg:y="14.405cm">
          <draw:text-box>
            <text:p text:style-name="P2"><text:span text:style-name="T3">-5/0</text:span></text:p>
          </draw:text-box>
        </draw:frame>
        <draw:frame draw:style-name="gr2" draw:text-style-name="P5" draw:layer="layout" svg:width="3.262cm" svg:height="0.569cm" svg:x="6.821cm" svg:y="17.544cm">
          <draw:text-box>
            <text:p text:style-name="P2"><text:span text:style-name="T3">0*(max-min)+min = -1</text:span></text:p>
          </draw:text-box>
        </draw:frame>
        <draw:frame draw:style-name="gr2" draw:text-style-name="P5" draw:layer="layout" svg:width="3.355cm" svg:height="0.569cm" svg:x="2.821cm" svg:y="17.545cm">
          <draw:text-box>
            <text:p text:style-name="P2"><text:span text:style-name="T3">-1*(max-min)+min = -5</text:span></text:p>
          </draw:text-box>
        </draw:frame>
        <draw:frame draw:style-name="gr2" draw:text-style-name="P5" draw:layer="layout" svg:width="3.309cm" svg:height="0.569cm" svg:x="18.822cm" svg:y="17.545cm">
          <draw:text-box>
            <text:p text:style-name="P2"><text:span text:style-name="T3">3*(max-min)+min = 11</text:span></text:p>
          </draw:text-box>
        </draw:frame>
        <draw:frame draw:style-name="gr2" draw:text-style-name="P5" draw:layer="layout" svg:width="3.326cm" svg:height="0.569cm" svg:x="22.922cm" svg:y="17.546cm">
          <draw:text-box>
            <text:p text:style-name="P2"><text:span text:style-name="T3">4*(max-min)+min = 15</text:span></text:p>
          </draw:text-box>
        </draw:frame>
        <draw:frame draw:style-name="gr2" draw:text-style-name="P5" draw:layer="layout" svg:width="0.993cm" svg:height="0.569cm" svg:x="6.732cm" svg:y="14.405cm">
          <draw:text-box>
            <text:p text:style-name="P2"><text:span text:style-name="T3">-2/0</text:span></text:p>
          </draw:text-box>
        </draw:frame>
        <draw:line draw:style-name="gr7" draw:text-style-name="P1" draw:layer="layout" svg:x1="7.5cm" svg:y1="16.5cm" svg:x2="7.5cm" svg:y2="8.5cm">
          <text:p text:style-name="P2"/>
        </draw:line>
        <draw:line draw:style-name="gr7" draw:text-style-name="P1" draw:layer="layout" svg:x1="1.5cm" svg:y1="16.5cm" svg:x2="1.5cm" svg:y2="8.5cm">
          <text:p text:style-name="P2"/>
        </draw:line>
        <draw:line draw:style-name="gr7" draw:text-style-name="P1" draw:layer="layout" svg:x1="15.5cm" svg:y1="16.5cm" svg:x2="15.5cm" svg:y2="8.5cm">
          <text:p text:style-name="P2"/>
        </draw:line>
        <draw:line draw:style-name="gr7" draw:text-style-name="P1" draw:layer="layout" svg:x1="17.5cm" svg:y1="16.5cm" svg:x2="17.5cm" svg:y2="8.5cm">
          <text:p text:style-name="P2"/>
        </draw:line>
        <draw:line draw:style-name="gr7" draw:text-style-name="P1" draw:layer="layout" svg:x1="23.5cm" svg:y1="16.5cm" svg:x2="23.5cm" svg:y2="8.5cm">
          <text:p text:style-name="P2"/>
        </draw:line>
        <draw:line draw:style-name="gr7" draw:text-style-name="P1" draw:layer="layout" svg:x1="25.5cm" svg:y1="16.5cm" svg:x2="25.5cm" svg:y2="8.5cm">
          <text:p text:style-name="P2"/>
        </draw:line>
        <draw:frame draw:style-name="gr2" draw:text-style-name="P5" draw:layer="layout" svg:width="2.547cm" svg:height="0.569cm" svg:x="16.723cm" svg:y="7.945cm">
          <draw:text-box>
            <text:p text:style-name="P2"><text:span text:style-name="T3">2*(max-min) = 8</text:span></text:p>
          </draw:text-box>
        </draw:frame>
        <draw:frame draw:style-name="gr2" draw:text-style-name="P5" draw:layer="layout" svg:width="2.458cm" svg:height="0.569cm" svg:x="8.625cm" svg:y="7.947cm">
          <draw:text-box>
            <text:p text:style-name="P2"><text:span text:style-name="T3">0*(max-min)= 0</text:span></text:p>
          </draw:text-box>
        </draw:frame>
        <draw:frame draw:style-name="gr2" draw:text-style-name="P5" draw:layer="layout" svg:width="0.993cm" svg:height="0.569cm" svg:x="1.333cm" svg:y="14.406cm">
          <draw:text-box>
            <text:p text:style-name="P2"><text:span text:style-name="T3">-8/0</text:span></text:p>
          </draw:text-box>
        </draw:frame>
        <draw:frame draw:style-name="gr2" draw:text-style-name="P5" draw:layer="layout" svg:width="2.653cm" svg:height="0.569cm" svg:x="0.926cm" svg:y="7.949cm">
          <draw:text-box>
            <text:p text:style-name="P2"><text:span text:style-name="T3">-2*(max-min)= -8</text:span></text:p>
          </draw:text-box>
        </draw:frame>
        <draw:frame draw:style-name="gr2" draw:text-style-name="P5" draw:layer="layout" svg:width="2.699cm" svg:height="0.569cm" svg:x="24.824cm" svg:y="7.946cm">
          <draw:text-box>
            <text:p text:style-name="P2"><text:span text:style-name="T3">4*(max-min) = 16</text:span></text:p>
          </draw:text-box>
        </draw:frame>
        <draw:frame draw:style-name="gr2" draw:text-style-name="P5" draw:layer="layout" svg:width="3.635cm" svg:height="0.569cm" svg:x="5.027cm" svg:y="7.95cm">
          <draw:text-box>
            <text:p text:style-name="P2"><text:span text:style-name="T3">-2*(max-min)+2*max= -2</text:span></text:p>
          </draw:text-box>
        </draw:frame>
        <draw:frame draw:style-name="gr2" draw:text-style-name="P5" draw:layer="layout" svg:width="3.44cm" svg:height="0.569cm" svg:x="13.225cm" svg:y="7.948cm">
          <draw:text-box>
            <text:p text:style-name="P2"><text:span text:style-name="T3">0*(max-min)+2*max= 0</text:span></text:p>
          </draw:text-box>
        </draw:frame>
        <draw:frame draw:style-name="gr2" draw:text-style-name="P5" draw:layer="layout" svg:width="3.685cm" svg:height="0.569cm" svg:x="21.224cm" svg:y="7.946cm">
          <draw:text-box>
            <text:p text:style-name="P2"><text:span text:style-name="T3">2*(max-min)+2*max = 14</text:span></text:p>
          </draw:text-box>
        </draw:frame>
        <draw:line draw:style-name="gr8" draw:text-style-name="P1" draw:layer="layout" svg:x1="2.5cm" svg:y1="5cm" svg:x2="5cm" svg:y2="2.5cm">
          <text:p text:style-name="P2"/>
        </draw:line>
        <draw:frame draw:style-name="gr9" draw:text-style-name="P6" draw:layer="layout" svg:width="5.057cm" svg:height="0.806cm" svg:x="4.2cm" svg:y="3.645cm">
          <draw:text-box>
            <text:p text:style-name="P2"><text:span text:style-name="T4">f(x) = x - r*(max-min)</text:span></text:p>
          </draw:text-box>
        </draw:frame>
        <draw:line draw:style-name="gr8" draw:text-style-name="P1" draw:layer="layout" svg:x1="9.5cm" svg:y1="2.5cm" svg:x2="12cm" svg:y2="5cm">
          <text:p text:style-name="P2"/>
        </draw:line>
        <draw:frame draw:style-name="gr9" draw:text-style-name="P6" draw:layer="layout" svg:width="7.987cm" svg:height="0.806cm" svg:x="11.7cm" svg:y="3.645cm">
          <draw:text-box>
            <text:p text:style-name="P2"><text:span text:style-name="T4">f(x)= -x + ((r-1)*(max-min)+2*max)</text:span></text:p>
          </draw:text-box>
        </draw:frame>
        <draw:frame draw:style-name="gr9" draw:text-style-name="P6" draw:layer="layout" svg:width="8.033cm" svg:height="0.806cm" svg:x="4.3cm" svg:y="5.849cm">
          <draw:text-box>
            <text:p text:style-name="P2"><text:span text:style-name="T4">with r(x) = floor((x-min)/(max-min))</text:span></text:p>
          </draw:text-box>
        </draw:frame>
        <draw:line draw:style-name="gr10" draw:text-style-name="P1" draw:layer="layout" svg:x1="8.8cm" svg:y1="13.6cm" svg:x2="12.3cm" svg:y2="13.6cm">
          <text:p text:style-name="P2"/>
        </draw:line>
        <draw:line draw:style-name="gr10" draw:text-style-name="P1" draw:layer="layout" svg:x1="4.8cm" svg:y1="13.6cm" svg:x2="8.3cm" svg:y2="13.6cm">
          <text:p text:style-name="P2"/>
        </draw:line>
        <draw:line draw:style-name="gr10" draw:text-style-name="P1" draw:layer="layout" svg:x1="12.8cm" svg:y1="13.6cm" svg:x2="16.3cm" svg:y2="13.6cm">
          <text:p text:style-name="P2"/>
        </draw:line>
        <draw:line draw:style-name="gr10" draw:text-style-name="P1" draw:layer="layout" svg:x1="16.7cm" svg:y1="13.6cm" svg:x2="20.2cm" svg:y2="13.6cm">
          <text:p text:style-name="P2"/>
        </draw:line>
        <draw:line draw:style-name="gr10" draw:text-style-name="P1" draw:layer="layout" svg:x1="20.8cm" svg:y1="13.6cm" svg:x2="24.3cm" svg:y2="13.6cm">
          <text:p text:style-name="P2"/>
        </draw:line>
        <draw:frame draw:style-name="gr2" draw:text-style-name="P4" draw:layer="layout" svg:width="11.471cm" svg:height="0.645cm" svg:x="1.045cm" svg:y="19.2cm">
          <draw:text-box>
            <text:p text:style-name="P2"><text:span text:style-name="T2">Copyright 2008 Dr. Rüdiger Berlich and Forschungszentrum Karlsru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ienende_20_2" draw:display-name="Linienende 2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TW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8-02T00:48:43</meta:creation-date>
    <dc:date>2008-08-02T17:35:59</dc:date>
    <meta:print-date>2008-08-02T02:44:05</meta:print-date>
    <meta:editing-cycles>50</meta:editing-cycles>
    <meta:editing-duration>PT2H1M10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